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2.629cm"/>
    </style:style>
    <style:style style:name="pr2" style:family="presentation" style:parent-style-name="Обычный-subtitle">
      <style:graphic-properties draw:fill-color="#ffffff" fo:min-height="9.134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style:text-line-through-style="solid" style:text-line-through-type="single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est driven development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Only ever write code to fix a failing tes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ood software desig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"Good at current moment", not over-engineered software design to pass tests / acceptance criteria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Problem: Nightmare to maintain, slow to develop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1">Poorly written code <text:s/>leads to l</text:span>ow quality of produced software. Poorly written code:</text:p>
              </text:list-header>
              <text:list-item>
                <text:p>Diffucult to understand</text:p>
              </text:list-item>
              <text:list-item>
                <text:p>Diffucult to change</text:p>
              </text:list-item>
              <text:list-item>
                <text:p>Changing problematic code breaks functionality elsewhere in the system</text:p>
                <text:p>When software needs to change, this is <text:span text:style-name="T2">real</text:span> probl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Problem: <text:line-break/>Failing to meet actual needs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3">
              <text:list-item>
                <text:p>Software developed late, do not match customer needs</text:p>
              </text:list-item>
              <text:list-item>
                <text:p>Customer needs change significantl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olu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To create maintainable, working software that meets the customer’s actual, present needs, we need learn</text:p>
              </text:list-header>
              <text:list-item>
                <text:p><text:s text:c="4"/>How to build things right (TDD)</text:p>
              </text:list-item>
              <text:list-item>
                <text:p><text:s text:c="4"/>How to build right things (acceptance TDD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D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<text:s/>We should make small, autonomous components and accurately test them.</text:p>
              </text:list-header>
              <text:list-item>
                <text:p>Avoid programming errors</text:p>
              </text:list-item>
              <text:list-item>
                <text:p>Protect from regressions</text:p>
              </text:list-item>
              <text:list-item>
                <text:p>Refactor to simples design possi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est first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3">Design → implementation → test (not thoroughly, not automated way)</text:span></text:p>
              </text:list-item>
              <text:list-item>
                <text:p text:style-name="P2"><text:span text:style-name="T4">Write test → apply design. Change test → change design.</text:span></text:p>
              </text:list-item>
              <text:list-item>
                <text:p text:style-name="P2"><text:span text:style-name="T4">Refactor → test. Iterat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cceptance TD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Problems</text:p>
              </text:list-header>
              <text:list-item>
                <text:p>Prevalent ambiguity in requirements</text:p>
              </text:list-item>
              <text:list-item>
                <text:p>Information from custromer lost in requirements</text:p>
              </text:list-item>
              <text:list-item>
                <text:p>Room for interpretation of requirements for develop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TDD DEFINI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Acceptance tests are <text:span text:style-name="T2">indicators of the completion</text:span> of a requirement or feature. </text:p>
                <text:p><text:span text:style-name="T5">When all acceptance tests for a requirement or feature are passing, you know you’re don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hared langua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Acceptance criterias is software specification.</text:p>
                <text:p>This is shared language between <text:s/>between developers, custromers, testers, business analysts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velopment cyc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Write user stories → Write acceptance criterias → Design and develop software → Check software acceptance (</text:span>Manual or automatic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Вячеслав Владимирович Борисов</meta:initial-creator>
    <meta:creation-date>2020-01-20T10:10:35.011140533</meta:creation-date>
    <meta:generator>LibreOffice/6.3.3.2.0$Linux_X86_64 LibreOffice_project/30$Build-2</meta:generator>
    <dc:date>2020-01-20T10:40:34.832300688</dc:date>
    <dc:creator>Вячеслав Владимирович Борисов</dc:creator>
    <meta:editing-duration>PT29M50S</meta:editing-duration>
    <meta:editing-cycles>19</meta:editing-cycles>
    <meta:document-statistic meta:object-count="65"/>
  </office:meta>
</office:document-meta>
</file>